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d59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59b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b8" style:font-weight-asian="normal" style:font-weight-complex="normal"/>
    </style:style>
    <style:style style:name="T6" style:family="text">
      <style:text-properties officeooo:rsid="000e1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DESCRIÇÃO DO PROJETO</text:span></text:h>
      <text:p text:style-name="Text_20_body">A <text:span text:style-name="T3">Sophira</text:span><text:span text:style-name="Strong_20_Emphasis"><text:span text:style-name="T2"> </text:span></text:span><text:span text:style-name="Strong_20_Emphasis">Digital</text:span> é uma empresa especializada no <text:span text:style-name="Strong_20_Emphasis">desenvolvimento de landing pages otimizadas,</text:span> oferecendo soluções completas de <text:span text:style-name="Strong_20_Emphasis"><text:span text:style-name="T4">design, copywriting e integração com ferramentas de automação de marketing</text:span></text:span><text:span text:style-name="T4">.</text:span><text:line-break/>Nosso objetivo é auxiliar empresas que desejam aumentar suas taxas de conversão e fortalecer sua presença digital por meio de páginas modernas, responsivas e estrategicamente planejadas.</text:p>
      <text:p text:style-name="Text_20_body"><text:span text:style-name="T4">As landing pages criadas pela </text:span><text:span text:style-name="T5">Sophira </text:span><text:span text:style-name="T4">serão baseadas em </text:span><text:span text:style-name="Strong_20_Emphasis"><text:span text:style-name="T4">testes A/B, gatilhos mentais, SEO</text:span></text:span><text:span text:style-name="T4"> e </text:span><text:span text:style-name="Strong_20_Emphasis"><text:span text:style-name="T4">boas práticas de UX/UI</text:span></text:span><text:span text:style-name="T4">, garantindo que o visitante se torne um potencial cliente de forma natural e eficiente.</text:span></text:p>
      <text:h text:style-name="Heading_20_2" text:outline-level="2"><text:span text:style-name="Strong_20_Emphasis">PROBLEMA QUE SERÁ ABORDADO PELO PROJETO</text:span></text:h>
      <text:p text:style-name="Text_20_body">Muitas pequenas e médias empresas possuem dificuldade em <text:span text:style-name="Strong_20_Emphasis">gerar leads qualificados</text:span> devido à falta de presença digital adequada, sites lentos e páginas genéricas que não estimulam a ação do visitante.<text:line-break/>Nosso projeto busca <text:span text:style-name="Strong_20_Emphasis">resolver esse problema</text:span> oferecendo <text:span text:style-name="Strong_20_Emphasis">landing pages personalizadas, com foco em conversão e integração com ferramentas de CRM e e-mail marketing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9:25:51.476000000</meta:creation-date>
    <dc:date>2025-10-28T20:48:29.128000000</dc:date>
    <meta:editing-duration>PT1H44S</meta:editing-duration>
    <meta:editing-cycles>1</meta:editing-cycles>
    <meta:document-statistic meta:table-count="0" meta:image-count="0" meta:object-count="0" meta:page-count="1" meta:paragraph-count="5" meta:word-count="148" meta:character-count="1010" meta:non-whitespace-character-count="867"/>
    <meta:generator>LibreOffice/24.2.0.3$Windows_X86_64 LibreOffice_project/da48488a73ddd66ea24cf16bbc4f7b9c08e9bea1</meta:generator>
  </office:meta>
</office:document-meta>
</file>